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 style:master-page-name="Standard">
      <style:paragraph-properties style:page-number="1" fo:break-before="auto" fo:break-after="auto"/>
    </style:style>
    <style:style style:name="P3" style:family="paragraph" style:parent-style-name="Title">
      <style:paragraph-properties fo:break-before="auto" fo:break-after="auto"/>
    </style:style>
    <style:style style:name="P4" style:family="paragraph" style:parent-style-name="Title">
      <style:paragraph-properties fo:text-align="center" style:justify-single-word="false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roncrusts Customer List</text:p>
      <text:p text:style-name="P1"/>
      <text:p text:style-name="P1">Grune 1st </text:p>
      <text:p text:style-name="P1">StrongInTheArm - 1 Baggette, 3 throwing toast</text:p>
      <text:p text:style-name="P1">Ironfounder - 1 Battle Scone</text:p>
      <text:p text:style-name="P1">AnkleBiter - 3 drop scones</text:p>
      <text:p text:style-name="P1"/>
      <text:p text:style-name="P1">Grune 2nd</text:p>
      <text:p text:style-name="P1">Rysson - 2 combat crumpets.</text:p>
      <text:p text:style-name="P1"/>
      <text:p text:style-name="P1">Grune 3rd</text:p>
      <text:p text:style-name="P1">StrongInTheArm - 3 throwing toast</text:p>
      <text:p text:style-name="P1">ThighSplitter - 2 close quarters croissants </text:p>
      <text:p text:style-name="P1">Docsson - 1 Long Baggette (collected by Beddson) </text:p>
      <text:p text:style-name="P1"/>
      <text:p text:style-name="P1">Grune 4th</text:p>
      <text:p text:style-name="P1">StrongInTheArm - 3 throwing toast, 1 Baggette (Collected by HelmBreaker)</text:p>
      <text:p text:style-name="P1">Helmfounder - 1 buckler scone</text:p>
      <text:p text:style-name="P1">Cheeryson - 2 rock cakes</text:p>
      <text:p text:style-name="P1"/>
      <text:p text:style-name="P4"><text:bookmark text:name="_biooh27zu5aq"/></text:p>
      <text:p text:style-name="P4"><text:bookmark text:name="_to4xb4mgxrm2"/></text:p>
      <text:p text:style-name="P3"><text:bookmark text:name="_114yr5w28ct4"/></text:p>
      <text:p text:style-name="P4"><text:bookmark text:name="_il1vd3z0np7d"/>Document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74" meta:character-count="448" meta:non-whitespace-character-count="387"/>
    <meta:generator>LibreOfficeDev/6.0.5.2$Linux_X86_64 LibreOffice_project/</meta:generator>
  </office:meta>
</office:document-meta>
</file>